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4396in" style:rel-column-width="23087*"/>
    </style:style>
    <style:style style:name="Table1.B" style:family="table-column">
      <style:table-column-properties style:column-width="4.4854in" style:rel-column-width="42448*"/>
    </style:style>
    <style:style style:name="Table1.A1" style:family="table-cell">
      <style:table-cell-properties fo:padding="0in" fo:border="none"/>
    </style:style>
    <style:style style:name="Table1.B2" style:family="table-cell">
      <style:table-cell-properties style:vertical-align="" fo:padding="0in" fo:border="none"/>
    </style:style>
    <style:style style:name="P1" style:family="paragraph" style:parent-style-name="Table_20_Contents">
      <style:text-properties officeooo:rsid="002f48ee" officeooo:paragraph-rsid="002f48ee"/>
    </style:style>
    <style:style style:name="P2" style:family="paragraph" style:parent-style-name="Table_20_Contents">
      <style:paragraph-properties fo:text-align="end" style:justify-single-word="false"/>
      <style:text-properties fo:font-size="12pt" officeooo:rsid="00e0d947" officeooo:paragraph-rsid="00e0d947" style:font-size-asian="12pt" style:font-size-complex="12pt"/>
    </style:style>
    <style:style style:name="P3" style:family="paragraph" style:parent-style-name="Table_20_Contents">
      <style:text-properties fo:font-size="13pt" officeooo:rsid="0017650d" officeooo:paragraph-rsid="00259f4d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fo:font-size="8pt" officeooo:rsid="00e2a0c8" officeooo:paragraph-rsid="00e2a0c8" style:font-size-asian="12.25pt" style:font-size-complex="14pt"/>
    </style:style>
    <style:style style:name="P5" style:family="paragraph" style:parent-style-name="Standard">
      <style:text-properties officeooo:rsid="00322e4c" officeooo:paragraph-rsid="00259f4d"/>
    </style:style>
    <style:style style:name="P6" style:family="paragraph" style:parent-style-name="Standard">
      <style:text-properties officeooo:rsid="00322e4c" officeooo:paragraph-rsid="003f0e3f"/>
    </style:style>
    <style:style style:name="P7" style:family="paragraph" style:parent-style-name="Standard">
      <style:text-properties fo:font-size="14pt" fo:language="en" fo:country="US" fo:font-weight="bold" officeooo:rsid="008dca4b" officeooo:paragraph-rsid="008dca4b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fo:language="en" fo:country="US" fo:font-weight="normal" officeooo:rsid="008dca4b" officeooo:paragraph-rsid="008dca4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en" fo:country="US" fo:font-weight="normal" officeooo:rsid="00d8792b" officeooo:paragraph-rsid="00d8792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en" fo:country="US" fo:font-weight="normal" officeooo:rsid="00d9439a" officeooo:paragraph-rsid="00d9439a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en" fo:country="US" fo:font-weight="normal" officeooo:rsid="00d9a6f0" officeooo:paragraph-rsid="00ec2106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en" fo:country="US" fo:font-weight="normal" officeooo:rsid="00ec2106" officeooo:paragraph-rsid="00ec210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en" fo:country="US" fo:font-weight="normal" officeooo:rsid="00d9a6f0" officeooo:paragraph-rsid="00d9a6f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4pt" fo:language="en" fo:country="US" fo:font-weight="bold" officeooo:rsid="00e924bc" officeooo:paragraph-rsid="00e924bc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language="en" fo:country="US" fo:font-weight="normal" officeooo:rsid="00e924bc" officeooo:paragraph-rsid="00e924bc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text-properties fo:font-size="12pt" fo:language="en" fo:country="US" fo:font-weight="normal" officeooo:rsid="00e924bc" officeooo:paragraph-rsid="00e924bc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253d0" officeooo:paragraph-rsid="004253d0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4pt" fo:font-weight="bold" officeooo:rsid="00322e4c" officeooo:paragraph-rsid="004ea21b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2pt" fo:font-weight="normal" officeooo:rsid="00322e4c" officeooo:paragraph-rsid="004ea21b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8c0e1f" officeooo:paragraph-rsid="008dca4b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4pt" fo:font-style="normal" fo:font-weight="bold" officeooo:rsid="00df7e16" officeooo:paragraph-rsid="00efa41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top="0.0402in" fo:margin-bottom="0.0402in" style:contextual-spacing="false"/>
      <style:text-properties fo:font-size="12pt" fo:font-style="normal" fo:font-weight="normal" officeooo:rsid="00e66329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paragraph-properties fo:margin-top="0.0402in" fo:margin-bottom="0.0402in" style:contextual-spacing="false"/>
      <style:text-properties fo:font-size="12pt" fo:font-style="normal" fo:font-weight="normal" officeooo:rsid="00df7e16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margin-top="0.0402in" fo:margin-bottom="0.0402in" style:contextual-spacing="false"/>
      <style:text-properties fo:font-size="12pt" fo:font-style="normal" fo:font-weight="normal" officeooo:rsid="00efa411" officeooo:paragraph-rsid="00efa411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style:font-name="Consolas" fo:font-size="12pt" fo:font-style="normal" fo:font-weight="normal" officeooo:rsid="00dbf170" officeooo:paragraph-rsid="008dca4b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font-size="12pt" fo:font-style="normal" fo:font-weight="normal" officeooo:rsid="00dbf170" officeooo:paragraph-rsid="00dbf170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font-size="12pt" fo:font-style="normal" fo:font-weight="normal" officeooo:rsid="00df7e16" officeooo:paragraph-rsid="00df7e1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ee3039"/>
    </style:style>
    <style:style style:name="T2" style:family="text">
      <style:text-properties officeooo:rsid="00fabf63"/>
    </style:style>
    <style:style style:name="T3" style:family="text">
      <style:text-properties officeooo:rsid="00f11813"/>
    </style:style>
    <style:style style:name="T4" style:family="text">
      <style:text-properties officeooo:rsid="00f5da49"/>
    </style:style>
    <style:style style:name="T5" style:family="text">
      <style:text-properties officeooo:rsid="00eb6606"/>
    </style:style>
    <style:style style:name="T6" style:family="text">
      <style:text-properties officeooo:rsid="00f49dcc"/>
    </style:style>
    <style:style style:name="T7" style:family="text">
      <style:text-properties officeooo:rsid="00d9a6f0"/>
    </style:style>
    <style:style style:name="T8" style:family="text">
      <style:text-properties officeooo:rsid="00e2a0c8"/>
    </style:style>
    <style:style style:name="T9" style:family="text">
      <style:text-properties officeooo:rsid="004ea21b"/>
    </style:style>
    <style:style style:name="T10" style:family="text">
      <style:text-properties officeooo:rsid="00e90a4d"/>
    </style:style>
    <style:style style:name="T11" style:family="text">
      <style:text-properties officeooo:rsid="00c7ef89"/>
    </style:style>
    <style:style style:name="T12" style:family="text">
      <style:text-properties officeooo:rsid="00f8e59d"/>
    </style:style>
    <style:style style:name="T13" style:family="text">
      <style:text-properties officeooo:rsid="00f7af3d"/>
    </style:style>
    <style:style style:name="T14" style:family="text">
      <style:text-properties style:font-name="Courier New" fo:font-style="italic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IT2<text:span text:style-name="T1">43</text:span></text:p>
          </table:table-cell>
          <table:table-cell table:style-name="Table1.A1" office:value-type="string">
            <text:p text:style-name="P2">Homework <text:span text:style-name="T2">4</text:span></text:p>
          </table:table-cell>
        </table:table-row>
        <table:table-row>
          <table:table-cell table:style-name="Table1.A1" office:value-type="string">
            <text:p text:style-name="P3">Score: ______/<text:span text:style-name="T3">12</text:span></text:p>
          </table:table-cell>
          <table:table-cell table:style-name="Table1.B2" office:value-type="string">
            <text:p text:style-name="P4">v1.<text:span text:style-name="T4">0</text:span></text:p>
          </table:table-cell>
        </table:table-row>
      </table:table>
      <text:p text:style-name="P5"/>
      <text:p text:style-name="P6">The purpose of this assignment is to give you experience converting <text:span text:style-name="T4">a </text:span>traditional website into <text:span text:style-name="T4">a React SPA</text:span> that utilize<text:span text:style-name="T4">s</text:span> components for modularity and reusability.</text:p>
      <text:p text:style-name="P6"/>
      <text:p text:style-name="P7">Specifications</text:p>
      <text:p text:style-name="P8"/>
      <text:p text:style-name="P9">For this <text:span text:style-name="T5">assignment</text:span>, you will be converting a traditional website into a<text:span text:style-name="T4"> React</text:span> <text:span text:style-name="T6">SPA</text:span> project. When you clone the GitHub repository, you’ll find six HTML pages with a lot of repeating HTML. Your goal is to refactor these pages by creating reusable <text:span text:style-name="T4">React</text:span> components to reduce redundancy. You should make use of components to encapsulate reusable parts of the website and improve maintainability.</text:p>
      <text:p text:style-name="P9"/>
      <text:p text:style-name="P9">You will be graded on how well you refactor the traditional website using <text:span text:style-name="T4">React</text:span> components. For example, did you fully utilize components? Did you successfully eliminate redundant HTML?</text:p>
      <text:p text:style-name="P9"/>
      <text:p text:style-name="P10">Your finished deliverable should be <text:span text:style-name="T7">aesthetically</text:span> equivalent to the traditional website. <text:span text:style-name="T7">Modifying the traditional website is not </text:span><text:span text:style-name="T8">required nor </text:span><text:span text:style-name="T7">recommended.</text:span></text:p>
      <text:p text:style-name="P11"/>
      <text:p text:style-name="P11">Your <text:span text:style-name="T4">React</text:span> project should go in the “<text:span text:style-name="T4">React</text:span><text:span text:style-name="T6">-website</text:span>” directory that comes with the cloned GitHub repository.</text:p>
      <text:p text:style-name="P11"/>
      <text:p text:style-name="P12">You do not need to add any functionality the traditional website is missing, however, depending on the amount of extra effort you add, there is a possibility of extra credit.</text:p>
      <text:p text:style-name="P13"/>
      <text:p text:style-name="P14">Constraints</text:p>
      <text:p text:style-name="P15"/>
      <text:list text:style-name="L1">
        <text:list-item>
          <text:p text:style-name="P16">Bootstrap should be installed via NPM and should not be referenced by its CDN link in every component.</text:p>
        </text:list-item>
      </text:list>
      <text:p text:style-name="P17"/>
      <text:p text:style-name="P18">S<text:span text:style-name="T9">ubmission</text:span></text:p>
      <text:p text:style-name="P19"/>
      <text:p text:style-name="P20">The submission for this <text:span text:style-name="T10">assignment</text:span> is the commit ID <text:span text:style-name="T10">for the commit</text:span> you want graded. <text:span text:style-name="T11">S</text:span>ubmit the commit ID on Canvas.</text:p>
      <text:p text:style-name="P20"/>
      <text:p text:style-name="P21">Tips</text:p>
      <text:p text:style-name="P22"/>
      <text:list text:style-name="L2">
        <text:list-item>
          <text:p text:style-name="P23">You should look at the traditional website in <text:span text:style-name="T12">PhpStorm</text:span> first before starting.</text:p>
        </text:list-item>
        <text:list-item>
          <text:p text:style-name="P24">Check the README.md file that gets generated with your <text:span text:style-name="T13">React</text:span> project if you forgot some commands.</text:p>
          <text:list>
            <text:list-item>
              <text:p text:style-name="P25">Use of the CLI shouldn’t be needed.</text:p>
            </text:list-item>
          </text:list>
        </text:list-item>
      </text:list>
      <text:p text:style-name="P26"/>
      <text:p text:style-name="P27"><text:span text:style-name="T14"/></text:p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icholas Page</meta:initial-creator>
    <meta:creation-date>2022-08-18T14:27:38.461000000</meta:creation-date>
    <dc:date>2025-02-04T22:00:41.459162481</dc:date>
    <meta:editing-duration>PT17H2M28S</meta:editing-duration>
    <meta:editing-cycles>114</meta:editing-cycles>
    <meta:generator>LibreOffice/24.8.4.2$Linux_X86_64 LibreOffice_project/480$Build-2</meta:generator>
    <dc:creator>Nicholas Page</dc:creator>
    <meta:document-statistic meta:table-count="1" meta:image-count="0" meta:object-count="0" meta:page-count="1" meta:paragraph-count="19" meta:word-count="270" meta:character-count="1679" meta:non-whitespace-character-count="1432"/>
  </office:meta>
</office:document-meta>
</file>